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2eb8" officeooo:paragraph-rsid="00172eb8"/>
    </style:style>
    <style:style style:name="P2" style:family="paragraph" style:parent-style-name="Standard">
      <style:text-properties officeooo:rsid="001b07db" officeooo:paragraph-rsid="001b07db"/>
    </style:style>
    <style:style style:name="P3" style:family="paragraph" style:parent-style-name="Standard">
      <style:text-properties fo:font-weight="bold" officeooo:rsid="0020ac6f" officeooo:paragraph-rsid="0020ac6f" style:font-weight-asian="bold" style:font-weight-complex="bold"/>
    </style:style>
    <style:style style:name="P4" style:family="paragraph" style:parent-style-name="Standard">
      <style:text-properties fo:font-weight="bold" officeooo:rsid="00223768" officeooo:paragraph-rsid="00223768" style:font-weight-asian="bold" style:font-weight-complex="bold"/>
    </style:style>
    <style:style style:name="P5" style:family="paragraph" style:parent-style-name="Standard">
      <style:text-properties fo:font-size="16pt" fo:font-weight="bold" officeooo:rsid="0009fc1b" officeooo:paragraph-rsid="0020ac6f" style:font-size-asian="16pt" style:font-weight-asian="bold" style:font-size-complex="16pt" style:font-weight-complex="bold"/>
    </style:style>
    <style:style style:name="P6" style:family="paragraph" style:parent-style-name="Text_20_body">
      <style:text-properties officeooo:rsid="0009fc1b" officeooo:paragraph-rsid="0020ac6f"/>
    </style:style>
    <style:style style:name="P7" style:family="paragraph" style:parent-style-name="Standard">
      <style:text-properties officeooo:rsid="00223768" officeooo:paragraph-rsid="00223768"/>
    </style:style>
    <style:style style:name="P8" style:family="paragraph" style:parent-style-name="Standard">
      <style:text-properties fo:font-size="14pt" fo:font-style="italic" fo:font-weight="normal" officeooo:rsid="00223768" officeooo:paragraph-rsid="00223768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text-properties officeooo:rsid="001b07db" officeooo:paragraph-rsid="001b07db"/>
    </style:style>
    <style:style style:name="P10" style:family="paragraph" style:parent-style-name="Standard">
      <style:text-properties fo:font-weight="bold" officeooo:rsid="0028040f" officeooo:paragraph-rsid="0028040f" style:font-weight-asian="bold" style:font-weight-complex="bold"/>
    </style:style>
    <style:style style:name="P11" style:family="paragraph" style:parent-style-name="Standard">
      <style:text-properties fo:font-size="13pt" fo:font-weight="normal" officeooo:rsid="002817ea" officeooo:paragraph-rsid="0028040f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size="13pt" fo:font-weight="normal" officeooo:rsid="002817ea" officeooo:paragraph-rsid="002817ea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3pt" fo:font-weight="normal" officeooo:rsid="002acaee" officeooo:paragraph-rsid="002acaee" style:font-size-asian="13pt" style:font-weight-asian="normal" style:font-size-complex="13pt" style:font-weight-complex="normal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fo:font-variant="normal" fo:text-transform="none" fo:font-style="normal" fo:font-weight="normal" officeooo:paragraph-rsid="0020ac6f"/>
    </style:style>
    <style:style style:name="P15" style:family="paragraph" style:parent-style-name="Text_20_body" style:list-style-name="L1">
      <style:paragraph-properties fo:padding="0cm" fo:border="none"/>
      <style:text-properties fo:font-variant="normal" fo:text-transform="none" fo:font-style="normal" fo:font-weight="normal" officeooo:rsid="0020ac6f" officeooo:paragraph-rsid="0020ac6f" style:font-weight-asian="bold" style:font-weight-complex="bold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style="normal" fo:font-weight="bold"/>
    </style:style>
    <style:style style:name="T3" style:family="text">
      <style:text-properties fo:font-variant="normal" fo:text-transform="none" fo:font-style="normal" fo:font-weight="normal"/>
    </style:style>
    <style:style style:name="T4" style:family="text">
      <style:text-properties officeooo:rsid="00242973"/>
    </style:style>
    <style:style style:name="T5" style:family="text">
      <style:text-properties officeooo:rsid="00268ae5"/>
    </style:style>
    <style:style style:name="T6" style:family="text">
      <style:text-properties officeooo:rsid="00298ef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Q.6</text:p>
      <text:p text:style-name="P3"/>
      <text:p text:style-name="P5">Property of modulo:</text:p>
      <text:p text:style-name="P5"/>
      <text:p text:style-name="P6"><text:span text:style-name="T2">1. Addition property : </text:span><text:span text:style-name="T3">(A + B) mod C = (A mod C + B mod C)mod C<text:line-break/></text:span><text:span text:style-name="T2">2. Mod of a -ve number</text:span><text:span text:style-name="T1"> </text:span><text:span text:style-name="T3">: (-A) mod C = (-A + C)mod C<text:line-break/></text:span><text:span text:style-name="T2">2. Multiplication property</text:span><text:span text:style-name="T1"> </text:span><text:span text:style-name="T3">of modular arithmetic:<text:line-break/>(A * B) mod C = (A mod C * B mod C) mod C<text:line-break/></text:span><text:span text:style-name="T2">3. Exponentiation property</text:span><text:span text:style-name="T3">: A^B mod C = ( (A mod C)^B ) mod C<text:line-break/></text:span><text:span text:style-name="T2">4. Modular Inverse property</text:span><text:span text:style-name="T1"> </text:span><text:span text:style-name="T3">:</text:span></text:p>
      <text:list xml:id="list3557094932" text:style-name="L1">
        <text:list-item>
          <text:p text:style-name="P14">(A * A^-1) ≡ 1 (mod C) or equivalently (A * A^-1) mod C = 1</text:p>
        </text:list-item>
        <text:list-item>
          <text:p text:style-name="P15">Only the numbers coprime to C (numbers that share no</text:p>
        </text:list-item>
      </text:list>
      <text:p text:style-name="P1"/>
      <text:p text:style-name="P1">Sum = (f0 + f1 + f2 + f3)%10</text:p>
      <text:p text:style-name="P1">sum = (f0%10 + f1%10 + f2%10 + f3%10)%10</text:p>
      <text:p text:style-name="P1"/>
      <text:p text:style-name="P2">f(n) = f(n-1) + f(n-2)</text:p>
      <text:p text:style-name="P2">f(n-2) = f(n) - f(n-1)</text:p>
      <text:p text:style-name="P2">f(n+1) = f(n) + f(n-1)</text:p>
      <text:p text:style-name="P2">f(n) = f(n+1) – f(n-1)</text:p>
      <text:p text:style-name="P2"/>
      <text:p text:style-name="P2">S(n-1) = f(0) + f(1) + f(2) + f(3) + ... + f(n-1)</text:p>
      <text:p text:style-name="P2"/>
      <text:p text:style-name="P2">f(0) = f(2) - f(1)</text:p>
      <text:p text:style-name="P2">f(1) = f(3) - f(2)</text:p>
      <text:p text:style-name="P2">f(2) = f(4) – f(3)</text:p>
      <text:p text:style-name="P2">. </text:p>
      <text:p text:style-name="P2">.</text:p>
      <text:p text:style-name="P2">.</text:p>
      <text:p text:style-name="P2">f(n-2) = f(n) – f(n-1)</text:p>
      <text:p text:style-name="P2">-------------------------</text:p>
      <text:p text:style-name="P2">s(n-2) = f(n) – f(1)</text:p>
      <text:p text:style-name="P2">-------------------------</text:p>
      <text:p text:style-name="P2">s(n) = f(n+2) -1</text:p>
      <text:p text:style-name="P7">s(n-1) = f(n+1) -1</text:p>
      <text:p text:style-name="P2"/>
      <text:p text:style-name="P2">s(n)%10 = (f(n+2)%10 + (-1)%10)%10</text:p>
      <text:p text:style-name="P2">s(n)%10 = (f(n+2)%10 + (-1+10)%10)%10</text:p>
      <text:p text:style-name="P2">s(n)%10 = (f(n+2)%10 + 9) % 10</text:p>
      <text:p text:style-name="P2"/>
      <text:p text:style-name="P2"/>
      <text:p text:style-name="P4">Q.7</text:p>
      <text:p text:style-name="P4"/>
      <text:p text:style-name="P8">s = s(n) – s(m-1)</text:p>
      <text:p text:style-name="P8">s = f(n+2) – f(<text:span text:style-name="T4">m</text:span>+1)</text:p>
      <text:p text:style-name="P8">s%10 = (f(n+2)%10 <text:s/><text:span text:style-name="T5">+(10</text:span>- f(<text:span text:style-name="T4">m</text:span>+1)%10))%10</text:p>
      <text:p text:style-name="P2"><text:s/></text:p>
      <text:p text:style-name="P10"><text:soft-page-break/>Q.8</text:p>
      <text:p text:style-name="P11"/>
      <text:p text:style-name="P12">f(n) = f(n+1) – f(n-1)</text:p>
      <text:p text:style-name="P12">f2(n) = f(n+1)*<text:span text:style-name="T6">f(n)</text:span> – f(n-1) *f(n)</text:p>
      <text:p text:style-name="P13"/>
      <text:p text:style-name="P13">f2(0)= 0</text:p>
      <text:p text:style-name="P13">f2(1) =f(2)f(1) – f(1)f(0)</text:p>
      <text:p text:style-name="P13">f2(2) =f(3)f(2) – f(2)f(1)</text:p>
      <text:p text:style-name="P13">f2(3) =f(4)f(3) – f(3)f(2)</text:p>
      <text:p text:style-name="P13">.</text:p>
      <text:p text:style-name="P13">.</text:p>
      <text:p text:style-name="P13">.</text:p>
      <text:p text:style-name="P13">f2(n) = f(n+1)f(n) – f(n)f(n-1)</text:p>
      <text:p text:style-name="P13">-----------------------------------------</text:p>
      <text:p text:style-name="P13">Sum = f(n+1) f(n)</text:p>
      <text:p text:style-name="P13">Sum%10 = (f(n+1)f(n))%10</text:p>
      <text:p text:style-name="P13">Sum%10 = (f(n+1)%10 * f(n)%10)%10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9T01:15:26.333371304</meta:creation-date>
    <dc:date>2022-05-29T21:06:04.288880348</dc:date>
    <meta:editing-duration>PT1H51M59S</meta:editing-duration>
    <meta:editing-cycles>9</meta:editing-cycles>
    <meta:generator>LibreOffice/7.3.3.2$Linux_X86_64 LibreOffice_project/30$Build-2</meta:generator>
    <meta:document-statistic meta:table-count="0" meta:image-count="0" meta:object-count="0" meta:page-count="2" meta:paragraph-count="47" meta:word-count="262" meta:character-count="1297" meta:non-whitespace-character-count="1068"/>
  </office:meta>
</office:document-meta>
</file>